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left="1.251cm" fo:margin-right="0cm" fo:text-indent="0cm" style:auto-text-indent="false"/>
      <style:text-properties officeooo:rsid="00151630" officeooo:paragraph-rsid="00151630"/>
    </style:style>
    <style:style style:name="P3" style:family="paragraph" style:parent-style-name="Preformatted_20_Text">
      <style:paragraph-properties fo:margin-left="1.251cm" fo:margin-right="0cm" fo:margin-top="0cm" fo:margin-bottom="0.499cm" loext:contextual-spacing="false" fo:text-indent="0cm" style:auto-text-indent="false"/>
      <style:text-properties officeooo:paragraph-rsid="0016952d"/>
    </style:style>
    <style:style style:name="P4" style:family="paragraph" style:parent-style-name="Standard">
      <style:paragraph-properties fo:margin-left="1.251cm" fo:margin-right="0cm" fo:text-indent="0cm" style:auto-text-indent="false"/>
      <style:text-properties officeooo:rsid="00151630" officeooo:paragraph-rsid="00151630"/>
    </style:style>
    <style:style style:name="P5" style:family="paragraph" style:parent-style-name="Preformatted_20_Text">
      <style:paragraph-properties fo:margin-left="0cm" fo:margin-right="0cm" fo:text-indent="0cm" style:auto-text-indent="false"/>
      <style:text-properties officeooo:rsid="00151630" officeooo:paragraph-rsid="00151630"/>
    </style:style>
    <style:style style:name="P6" style:family="paragraph" style:parent-style-name="Standard">
      <style:paragraph-properties fo:margin-left="0cm" fo:margin-right="0cm" fo:text-indent="0cm" style:auto-text-indent="false"/>
      <style:text-properties officeooo:rsid="0016952d" officeooo:paragraph-rsid="00185ffd"/>
    </style:style>
    <style:style style:name="P7" style:family="paragraph" style:parent-style-name="Standard">
      <style:text-properties officeooo:rsid="00151630" officeooo:paragraph-rsid="00151630"/>
    </style:style>
    <style:style style:name="P8" style:family="paragraph" style:parent-style-name="Standard">
      <style:text-properties officeooo:paragraph-rsid="001570a7"/>
    </style:style>
    <style:style style:name="P9" style:family="paragraph" style:parent-style-name="Standard">
      <style:text-properties officeooo:paragraph-rsid="00185ffd"/>
    </style:style>
    <style:style style:name="P10" style:family="paragraph" style:parent-style-name="Standard">
      <style:text-properties officeooo:rsid="001b0e92" officeooo:paragraph-rsid="0019d404"/>
    </style:style>
    <style:style style:name="P11" style:family="paragraph" style:parent-style-name="Standard" style:list-style-name="L2">
      <style:text-properties officeooo:rsid="00151630" officeooo:paragraph-rsid="00151630"/>
    </style:style>
    <style:style style:name="P12" style:family="paragraph" style:parent-style-name="Standard">
      <style:text-properties officeooo:rsid="00151630" officeooo:paragraph-rsid="00151630"/>
    </style:style>
    <style:style style:name="P13" style:family="paragraph" style:parent-style-name="Standard">
      <style:text-properties officeooo:rsid="00151630" officeooo:paragraph-rsid="00258adb"/>
    </style:style>
    <style:style style:name="P14" style:family="paragraph" style:parent-style-name="Standard" style:list-style-name="L3">
      <style:text-properties officeooo:paragraph-rsid="00185ffd"/>
    </style:style>
    <style:style style:name="P15" style:family="paragraph" style:parent-style-name="Standard">
      <style:text-properties officeooo:paragraph-rsid="0020514d"/>
    </style:style>
    <style:style style:name="P16" style:family="paragraph" style:parent-style-name="Standard">
      <style:text-properties officeooo:paragraph-rsid="0021d4f6"/>
    </style:style>
    <style:style style:name="P17" style:family="paragraph" style:parent-style-name="Standard">
      <style:text-properties officeooo:paragraph-rsid="00239acf"/>
    </style:style>
    <style:style style:name="P18" style:family="paragraph" style:parent-style-name="Standard">
      <style:text-properties officeooo:rsid="001b0e92" officeooo:paragraph-rsid="001b0e92"/>
    </style:style>
    <style:style style:name="P19" style:family="paragraph" style:parent-style-name="Standard">
      <style:text-properties officeooo:rsid="00239acf" officeooo:paragraph-rsid="00239acf"/>
    </style:style>
    <style:style style:name="P20" style:family="paragraph" style:parent-style-name="Standard">
      <style:text-properties officeooo:paragraph-rsid="00258adb"/>
    </style:style>
    <style:style style:name="P21" style:family="paragraph" style:parent-style-name="Standard">
      <style:text-properties officeooo:rsid="00258adb" officeooo:paragraph-rsid="00258adb"/>
    </style:style>
    <style:style style:name="P22" style:family="paragraph" style:parent-style-name="Standard">
      <style:text-properties officeooo:rsid="00275134" officeooo:paragraph-rsid="00275134"/>
    </style:style>
    <style:style style:name="P23" style:family="paragraph" style:parent-style-name="Standard">
      <style:text-properties officeooo:paragraph-rsid="0019d404"/>
    </style:style>
    <style:style style:name="T1" style:family="text">
      <style:text-properties officeooo:rsid="001570a7"/>
    </style:style>
    <style:style style:name="T2" style:family="text">
      <style:text-properties officeooo:rsid="0016952d"/>
    </style:style>
    <style:style style:name="T3" style:family="text">
      <style:text-properties officeooo:rsid="00173f5e"/>
    </style:style>
    <style:style style:name="T4" style:family="text">
      <style:text-properties officeooo:rsid="00185ffd"/>
    </style:style>
    <style:style style:name="T5" style:family="text">
      <style:text-properties officeooo:rsid="0019d404"/>
    </style:style>
    <style:style style:name="T6" style:family="text">
      <style:text-properties officeooo:rsid="001cc99c"/>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4pt" style:text-underline-style="solid" style:text-underline-width="auto" style:text-underline-color="font-color" fo:font-weight="bold" officeooo:rsid="001d2511" style:font-size-asian="14pt" style:font-weight-asian="bold" style:font-size-complex="14pt" style:font-weight-complex="bold"/>
    </style:style>
    <style:style style:name="T9" style:family="text">
      <style:text-properties fo:font-size="14pt" style:text-underline-style="solid" style:text-underline-width="auto" style:text-underline-color="font-color" fo:font-weight="bold" officeooo:rsid="001fc5ae" style:font-size-asian="14pt" style:font-weight-asian="bold" style:font-size-complex="14pt" style:font-weight-complex="bold"/>
    </style:style>
    <style:style style:name="T10" style:family="text">
      <style:text-properties fo:font-size="14pt" style:text-underline-style="solid" style:text-underline-width="auto" style:text-underline-color="font-color" fo:font-weight="bold" officeooo:rsid="0029b46f" style:font-size-asian="14pt" style:font-weight-asian="bold" style:font-size-complex="14pt" style:font-weight-complex="bold"/>
    </style:style>
    <style:style style:name="T11" style:family="text">
      <style:text-properties officeooo:rsid="001d80cc"/>
    </style:style>
    <style:style style:name="T12" style:family="text">
      <style:text-properties officeooo:rsid="001d8d27"/>
    </style:style>
    <style:style style:name="T13" style:family="text">
      <style:text-properties officeooo:rsid="001fc5ae"/>
    </style:style>
    <style:style style:name="T14" style:family="text">
      <style:text-properties officeooo:rsid="0020514d"/>
    </style:style>
    <style:style style:name="T15" style:family="text">
      <style:text-properties officeooo:rsid="00210e5a"/>
    </style:style>
    <style:style style:name="T16" style:family="text">
      <style:text-properties officeooo:rsid="0021d4f6"/>
    </style:style>
    <style:style style:name="T17" style:family="text">
      <style:text-properties officeooo:rsid="00239acf"/>
    </style:style>
    <style:style style:name="T18" style:family="text">
      <style:text-properties officeooo:rsid="00275134"/>
    </style:style>
    <style:style style:name="T19" style:family="text">
      <style:text-properties officeooo:rsid="0027b86c"/>
    </style:style>
    <style:style style:name="T20" style:family="text">
      <style:text-properties officeooo:rsid="0029b46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après un commentaire du forum, le fichier <text:span text:style-name="T20">FEC </text:span>d’import <text:span text:style-name="T20">des écritures</text:span> doit-être <text:span text:style-name="T13">encodé </text:span>en UTF-8.</text:p>
      <text:p text:style-name="P7"/>
      <text:h text:style-name="Heading_20_1" text:outline-level="1">Considérations sur l’encodage UTF8 du fichier FEC :</text:h>
      <text:p text:style-name="P13"><text:span text:style-name="T11">Les premiers caractères </text:span><text:span text:style-name="T12">d’un <text:s/>fichier texte </text:span><text:span text:style-name="T15">(</text:span><text:span text:style-name="T16">0, </text:span><text:span text:style-name="T15">2 ou 3 suivant le type) </text:span><text:span text:style-name="T12">indiquent le type d’</text:span><text:span text:style-name="T16">en</text:span><text:span text:style-name="T12">codage du fichier </text:span><text:span text:style-name="T17">texte</text:span><text:span text:style-name="T12">. </text:span><text:span text:style-name="T15">Ils ne sont pas directement éditables </text:span><text:span text:style-name="T16">par les éditeurs de texte </text:span><text:span text:style-name="T18">et de fait masqué</text:span><text:span text:style-name="T15">. Certains éditeurs </text:span><text:span text:style-name="T16">de texte</text:span><text:span text:style-name="T15"> permettent de </text:span><text:span text:style-name="T16">modifier l’</text:span><text:span text:style-name="T15">encodage </text:span><text:span text:style-name="T16">(notepad++, notepadqq,...)</text:span><text:span text:style-name="T15">. </text:span><text:span text:style-name="T16">C’est alors tout le fichier qui est modifié et les premiers caractères indiquent le nouvel encodage.</text:span></text:p>
      <text:p text:style-name="P13"/>
      <text:p text:style-name="P21">Si votre fichier FEC est de type .csv votre fichier peut-être édité directement avec un éditeur de texte type notepad++ ou notepadqq. Il est facile alors de vérifier l’encodage, voir le modifier.</text:p>
      <text:p text:style-name="P22"/>
      <text:p text:style-name="P22">Libreoffice permet de choisir le type d’encodage quand vous enregistrez dans un .csv. Par contre il ne permet pas de gérer ce type si vous enregistrez dans un ods. Il semble (je n’ai pas vérifier) que ce format dépend de votre paramètre de langue système quand vous installez libre-office. <text:span text:style-name="T19">Mes paramètres de langue étant le français, par défaut je me retrouve avec un encodage en UTF8 avec libreOffice.</text:span></text:p>
      <text:p text:style-name="P21"/>
      <text:p text:style-name="P21">Si votre fichier FEC et de type .ods, <text:span text:style-name="T18">pour vérifier son encodage,</text:span> il faut décompacter le fichier .ods (unzip) et vérifier le fichier xml avec un éditeur de texte comme précédemment.</text:p>
      <text:p text:style-name="P7"/>
      <text:h text:style-name="Heading_20_1" text:outline-level="1">C<text:span text:style-name="T20">onsidérations sur OpenConcerto et l’UTF8</text:span></text:h>
      <text:h text:style-name="Heading_20_2" text:outline-level="2">Le code source</text:h>
      <text:p text:style-name="P8"><text:span text:style-name="T2">C</text:span><text:span text:style-name="T1">ertains fichiers du code source </text:span><text:span text:style-name="T14">d’OpenConcerto </text:span><text:span text:style-name="T1">laisse</text:span><text:span text:style-name="T13">nt</text:span><text:span text:style-name="T1"> penser que d’autres encodages devraient fonctionner :</text:span></text:p>
      <text:p text:style-name="P5"><text:span text:style-name="Source_20_Text"/></text:p>
      <text:list xml:id="list1598061436" text:style-name="L2">
        <text:list-item>
          <text:p text:style-name="P11">OpenConcerto/src/org/openconcerto/utils/text/CharsetHelper.java :</text:p>
        </text:list-item>
      </text:list>
      <text:p text:style-name="P2"><text:span text:style-name="Source_20_Text">public Charset guessEncoding() {</text:span></text:p>
      <text:p text:style-name="Preformatted_20_Text"><text:span text:style-name="Source_20_Text"><text:s text:c="8"/>if (hasUTF8Bom(buffer))</text:span></text:p>
      <text:p text:style-name="Preformatted_20_Text"><text:span text:style-name="Source_20_Text"><text:s text:c="12"/>return Charset.forName("UTF-8");</text:span></text:p>
      <text:p text:style-name="Preformatted_20_Text"><text:span text:style-name="Source_20_Text"><text:s text:c="8"/>if (hasUTF16LEBom(buffer))</text:span></text:p>
      <text:p text:style-name="Preformatted_20_Text"><text:span text:style-name="Source_20_Text"><text:s text:c="12"/>return Charset.forName("UTF-16LE");</text:span></text:p>
      <text:p text:style-name="Preformatted_20_Text"><text:span text:style-name="Source_20_Text"><text:s text:c="8"/>if (hasUTF16BEBom(buffer))</text:span></text:p>
      <text:p text:style-name="P1"><text:span text:style-name="Source_20_Text"><text:s text:c="12"/>return Charset.forName("UTF-16BE");</text:span></text:p>
      <text:p text:style-name="P4">…</text:p>
      <text:p text:style-name="P2"><text:span text:style-name="Source_20_Text"><text:span text:style-name="T1"><text:tab/>e</text:span></text:span><text:span text:style-name="Source_20_Text">lse</text:span></text:p>
      <text:p text:style-name="Preformatted_20_Text"><text:span text:style-name="Source_20_Text"><text:s text:c="16"/>return Charset.forName("US-ASCII");</text:span></text:p>
      <text:p text:style-name="Preformatted_20_Text"><text:span text:style-name="Source_20_Text"><text:s text:c="8"/>if (validU8Char)</text:span></text:p>
      <text:p text:style-name="Preformatted_20_Text"><text:span text:style-name="Source_20_Text"><text:s text:c="12"/>return Charset.forName("UTF-8");</text:span></text:p>
      <text:p text:style-name="Preformatted_20_Text"><text:span text:style-name="Source_20_Text"><text:s text:c="8"/>else</text:span></text:p>
      <text:p text:style-name="P1"><text:span text:style-name="Source_20_Text"><text:s text:c="12"/>return defaultCharset;</text:span></text:p>
      <text:p text:style-name="P3"><text:span text:style-name="Source_20_Text"><text:span text:style-name="T2">et un peu plus loin recherche BOM ou sans.</text:span></text:span></text:p>
      <text:h text:style-name="Heading_20_2" text:outline-level="2">Le lancement d’OpenConcerto</text:h>
      <text:p text:style-name="P6">Sur l’installation Linux <text:span text:style-name="T3">extraction des fichiers à partir de openconcerto.jar :</text:span></text:p>
      <text:list xml:id="list1755117430" text:style-name="L3">
        <text:list-item>
          <text:p text:style-name="P14"><text:span text:style-name="T3">Tous les fichiers en </text:span><text:span text:style-name="T2">xml </text:span><text:span text:style-name="T3">(extension .xml, .dtd, .rng, .fods) </text:span><text:span text:style-name="T2">sont avec un encodage UTF-8.</text:span></text:p>
        </text:list-item>
        <text:list-item>
          <text:p text:style-name="P14"><text:soft-page-break/><text:span text:style-name="T4">Tous les fichiers .odt et .ods (open document text et open document sheet) sont</text:span><text:span text:style-name="T2"> avec un encodage UTF-8. </text:span><text:span text:style-name="T13">(</text:span><text:span text:style-name="T4">Les fichiers .odt et .ods sont des archives zippées. En extrayant le contenu on retrouve </text:span><text:span text:style-name="T5">les</text:span><text:span text:style-name="T4"> fichier</text:span><text:span text:style-name="T5">s</text:span><text:span text:style-name="T4"> xml.</text:span><text:span text:style-name="T13">)</text:span></text:p>
        </text:list-item>
      </text:list>
      <text:p text:style-name="P9"/>
      <text:p text:style-name="P20"><text:span text:style-name="T17">Q</text:span><text:span text:style-name="T12">uand vous lancer OpenConcerto, </text:span><text:span text:style-name="T17">vous </text:span>lance<text:span text:style-name="T17">z</text:span> le programme java OpenConcerto.jar avec des paramètres. Un de ces paramètres est « file.encoding=UTF-8 ». <text:span text:style-name="T17">(J’ai vérifié sous Linux).</text:span></text:p>
      <text:p text:style-name="P20"/>
      <text:p text:style-name="P15"><text:span text:style-name="T5">Sur le forum, </text:span><text:span text:style-name="T13">il y a de mentionné plusieurs cas incompréhensibles</text:span><text:span text:style-name="T5"> sur des imports de fichier FEC qui se plantent alors qu’en ressaisissant à l’identique cela passe. </text:span><text:span text:style-name="T13">C</text:span><text:span text:style-name="T5">e qui semble être recopié à l’identique </text:span><text:span text:style-name="T13">n’est pas une image identique. L’interface de saisie gère l’UTF 8. </text:span><text:span text:style-name="T5"><text:s/>Aucun des exemples </text:span><text:span text:style-name="T6">du forum </text:span><text:span text:style-name="T14">ne vérifie le codage UTF8 des fichiers FEC en entrée. </text:span><text:span text:style-name="T17">Les commentaires</text:span><text:span text:style-name="T14"> </text:span><text:span text:style-name="T5">extrapolent </text:span><text:span text:style-name="T14">sans le vérifier </text:span><text:span text:style-name="T5">des problèmes de nombre de digits significatifs. <text:s/></text:span><text:span text:style-name="T14">Ils </text:span><text:span text:style-name="T5">ne vérifie</text:span><text:span text:style-name="T14">nt</text:span><text:span text:style-name="T5"> </text:span><text:span text:style-name="T14">pas </text:span><text:span text:style-name="T16">ces nombres dans </text:span><text:span text:style-name="T5">le </text:span><text:span text:style-name="T16">code</text:span><text:span text:style-name="T5"> xml </text:span><text:span text:style-name="T14">pourtant très facile à extraire du fichier .ods (dézipper le .ods pour lire le .xml).</text:span></text:p>
      <text:p text:style-name="P15"/>
      <text:p text:style-name="P16"/>
      <text:p text:style-name="P10"/>
      <text:p text:style-name="P17"/>
      <text:p text:style-name="P10"/>
      <text:h text:style-name="Heading_20_1" text:outline-level="1">Conclusion </text:h>
      <text:p text:style-name="P18"><text:span text:style-name="T9">U</text:span><text:span text:style-name="T7">tiliser l’UTF-8 comme encodage </text:span><text:span text:style-name="T8">du fichier FEC.</text:span></text:p>
      <text:p text:style-name="P19"><text:span text:style-name="T8">S</text:span><text:span text:style-name="T7">i vous passez par un outil externe (tableur) vérifiez qu’il </text:span><text:span text:style-name="T10">encode bien en UTF8.</text:span></text:p>
      <text:p text:style-name="P23"><text:bookmark-start text:name="__DdeLink__185_536014505"/><text:bookmark-start text:name="__DdeLink__187_536014505"/><text:bookmark-end text:name="__DdeLink__185_536014505"/><text:bookmark-end text:name="__DdeLink__187_53601450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9T18:05:47.143977941</meta:creation-date>
    <dc:date>2021-05-12T22:22:53.671003514</dc:date>
    <meta:editing-duration>P2DT6H59M11S</meta:editing-duration>
    <meta:editing-cycles>7</meta:editing-cycles>
    <meta:generator>LibreOffice/6.4.7.2$Linux_X86_64 LibreOffice_project/40$Build-2</meta:generator>
    <meta:keyword>UTF8 FEC OpenConcerto</meta:keyword>
    <dc:subject>Justification de l'usage de UTF8 pour l'encodage des fichiers FEC pour l'importation dans OpenConcerto.</dc:subject>
    <dc:title>utilisation encodage UTF8 pour fichier FEC</dc:title>
    <dc:creator>Philippe Moisson-Franckhauser</dc:creator>
    <meta:document-statistic meta:table-count="0" meta:image-count="0" meta:object-count="0" meta:page-count="2" meta:paragraph-count="34" meta:word-count="488" meta:character-count="3341" meta:non-whitespace-character-count="2769"/>
  </office:meta>
</office:document-meta>
</file>